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1.723cm" fo:min-width="3.6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03cm" fo:min-width="2.85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7b59" draw:textarea-horizontal-align="justify" draw:textarea-vertical-align="middle" draw:auto-grow-height="false" fo:min-height="0.115cm" fo:min-width="2.849cm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71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61cm"/>
    </style:style>
    <style:style style:name="gr8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5eb91e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7b59"/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212cm" svg:height="2.025cm" svg:x="11.672cm" svg:y="3.853cm">
            <text:p text:style-name="P1">service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402cm" svg:height="3.848cm" svg:x="17.855cm" svg:y="2.76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5" draw:layer="layout" svg:width="3.401cm" svg:height="0.417cm" svg:x="17.858cm" svg:y="4.163cm">
            <text:p text:style-name="P4">A</text:p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9.64cm" svg:y1="4.838cm" svg:x2="11.644cm" svg:y2="4.838cm">
            <text:p/>
          </draw:line>
          <draw:line draw:style-name="gr4" draw:text-style-name="P3" draw:layer="layout" svg:x1="15.84cm" svg:y1="4.838cm" svg:x2="17.844cm" svg:y2="4.838cm">
            <text:p/>
          </draw:line>
          <draw:frame draw:style-name="gr5" draw:text-style-name="P7" draw:layer="layout" svg:width="1.932cm" svg:height="0.821cm" svg:x="9.042cm" svg:y="3.839cm">
            <draw:text-box>
              <text:p text:style-name="P6"><text:span text:style-name="T1">add A</text:span></text:p>
            </draw:text-box>
          </draw:frame>
        </draw:g>
        <draw:line draw:style-name="gr6" draw:text-style-name="P3" draw:layer="layout" svg:x1="15.15cm" svg:y1="8.732cm" svg:x2="15.15cm" svg:y2="16.338cm">
          <text:p/>
        </draw:line>
        <draw:g>
          <draw:g>
            <draw:custom-shape draw:style-name="gr1" draw:text-style-name="P2" draw:layer="layout" svg:width="4.212cm" svg:height="2.025cm" svg:x="18.865cm" svg:y="11.553cm">
              <text:p text:style-name="P1">service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402cm" svg:height="3.848cm" svg:x="25.048cm" svg:y="10.46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5" draw:layer="layout" svg:width="3.401cm" svg:height="0.417cm" svg:x="25.051cm" svg:y="11.863cm">
              <text:p text:style-name="P4">A</text:p>
              <draw:enhanced-geometry svg:viewBox="0 0 21600 21600" draw:type="rectangle" draw:enhanced-path="M 0 0 L 21600 0 21600 21600 0 21600 0 0 Z N"/>
            </draw:custom-shape>
            <draw:line draw:style-name="gr4" draw:text-style-name="P3" draw:layer="layout" svg:x1="16.833cm" svg:y1="12.538cm" svg:x2="18.837cm" svg:y2="12.538cm">
              <text:p/>
            </draw:line>
            <draw:line draw:style-name="gr4" draw:text-style-name="P3" draw:layer="layout" svg:x1="23.033cm" svg:y1="12.538cm" svg:x2="25.037cm" svg:y2="12.538cm">
              <text:p/>
            </draw:line>
            <draw:frame draw:style-name="gr5" draw:text-style-name="P7" draw:layer="layout" svg:width="1.932cm" svg:height="0.821cm" svg:x="16.235cm" svg:y="11.539cm">
              <draw:text-box>
                <text:p text:style-name="P6"><text:span text:style-name="T1">add A</text:span></text:p>
              </draw:text-box>
            </draw:frame>
          </draw:g>
          <draw:g>
            <draw:custom-shape draw:style-name="gr1" draw:text-style-name="P2" draw:layer="layout" svg:width="4.212cm" svg:height="2.025cm" svg:x="4.479cm" svg:y="11.553cm">
              <text:p text:style-name="P1">service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402cm" svg:height="3.848cm" svg:x="10.662cm" svg:y="10.46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5" draw:layer="layout" svg:width="3.401cm" svg:height="0.417cm" svg:x="10.665cm" svg:y="11.863cm">
              <text:p text:style-name="P4">A</text:p>
              <draw:enhanced-geometry svg:viewBox="0 0 21600 21600" draw:type="rectangle" draw:enhanced-path="M 0 0 L 21600 0 21600 21600 0 21600 0 0 Z N"/>
            </draw:custom-shape>
            <draw:line draw:style-name="gr4" draw:text-style-name="P3" draw:layer="layout" svg:x1="2.447cm" svg:y1="12.538cm" svg:x2="4.451cm" svg:y2="12.538cm">
              <text:p/>
            </draw:line>
            <draw:line draw:style-name="gr4" draw:text-style-name="P3" draw:layer="layout" svg:x1="8.647cm" svg:y1="12.538cm" svg:x2="10.651cm" svg:y2="12.538cm">
              <text:p/>
            </draw:line>
            <draw:frame draw:style-name="gr5" draw:text-style-name="P7" draw:layer="layout" svg:width="1.932cm" svg:height="0.821cm" svg:x="1.849cm" svg:y="11.539cm">
              <draw:text-box>
                <text:p text:style-name="P6"><text:span text:style-name="T1">add A</text:span></text:p>
              </draw:text-box>
            </draw:frame>
            <draw:custom-shape draw:style-name="gr3" draw:text-style-name="P5" draw:layer="layout" svg:width="3.401cm" svg:height="0.417cm" svg:x="10.665cm" svg:y="12.563cm">
              <text:p text:style-name="P4">A</text:p>
              <draw:enhanced-geometry svg:viewBox="0 0 21600 21600" draw:type="rectangle" draw:enhanced-path="M 0 0 L 21600 0 21600 21600 0 21600 0 0 Z N"/>
            </draw:custom-shape>
          </draw:g>
        </draw:g>
        <draw:frame draw:style-name="gr7" draw:text-style-name="P8" draw:layer="layout" svg:width="1.488cm" svg:height="0.962cm" svg:x="14.406cm" svg:y="7.541cm">
          <draw:text-box>
            <text:p text:style-name="P1">or</text:p>
          </draw:text-box>
        </draw:frame>
        <draw:line draw:style-name="gr8" draw:text-style-name="P3" draw:layer="layout" svg:x1="6.912cm" svg:y1="14.966cm" svg:x2="9.866cm" svg:y2="17.92cm">
          <text:p/>
        </draw:line>
        <draw:line draw:style-name="gr8" draw:text-style-name="P3" draw:layer="layout" svg:x1="9.866cm" svg:y1="14.966cm" svg:x2="6.912cm" svg:y2="17.92cm">
          <text:p/>
        </draw:line>
        <draw:line draw:style-name="gr9" draw:text-style-name="P3" draw:layer="layout" svg:x1="23.866cm" svg:y1="14.966cm" svg:x2="20.912cm" svg:y2="17.92cm">
          <text:p/>
        </draw:line>
        <draw:line draw:style-name="gr9" draw:text-style-name="P3" draw:layer="layout" svg:x1="19.226cm" svg:y1="16.144cm" svg:x2="21.016cm" svg:y2="17.934cm">
          <text:p/>
        </draw:line>
        <draw:line draw:style-name="gr10" draw:text-style-name="P3" draw:layer="layout" svg:x1="0.882cm" svg:y1="1.72cm" svg:x2="0.882cm" svg:y2="19.491cm">
          <text:p/>
        </draw:line>
        <draw:line draw:style-name="gr11" draw:text-style-name="P3" draw:layer="layout" svg:x1="0.485cm" svg:y1="4.763cm" svg:x2="1.323cm" svg:y2="4.763cm">
          <text:p/>
        </draw:line>
        <draw:line draw:style-name="gr11" draw:text-style-name="P3" draw:layer="layout" svg:x1="0.485cm" svg:y1="11.963cm" svg:x2="1.323cm" svg:y2="11.963cm">
          <text:p/>
        </draw:line>
        <draw:frame draw:style-name="gr7" draw:text-style-name="P8" draw:layer="layout" svg:width="1.488cm" svg:height="0.962cm" svg:x="0.606cm" svg:y="3.841cm">
          <draw:text-box>
            <text:p text:style-name="P1">t0</text:p>
          </draw:text-box>
        </draw:frame>
        <draw:frame draw:style-name="gr7" draw:text-style-name="P8" draw:layer="layout" svg:width="1.488cm" svg:height="0.962cm" svg:x="0.606cm" svg:y="10.941cm">
          <draw:text-box>
            <text:p text:style-name="P1">t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16:43:58.052709996</meta:creation-date>
    <dc:date>2020-01-28T17:00:14.534850039</dc:date>
    <meta:editing-duration>PT5M24S</meta:editing-duration>
    <meta:editing-cycles>2</meta:editing-cycles>
    <meta:generator>LibreOffice/6.1.5.2$MacOSX_X86_64 LibreOffice_project/90f8dcf33c87b3705e78202e3df5142b201bd805</meta:generator>
    <meta:document-statistic meta:object-count="34"/>
  </office:meta>
</office:document-meta>
</file>